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ascadia Mono', Consolas,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Standard" style:master-page-name="">
      <loext:graphic-properties draw:fill="none"/>
      <style:paragraph-properties fo:margin-left="0.199cm" fo:margin-right="0cm" fo:text-indent="0cm" style:auto-text-indent="false" style:page-number="auto" fo:background-color="transparent"/>
      <style:text-properties officeooo:paragraph-rsid="0018b9d7"/>
    </style:style>
    <style:style style:name="P2" style:family="paragraph" style:parent-style-name="Text_20_body" style:list-style-name="L1">
      <style:paragraph-properties fo:margin-left="0cm" fo:margin-right="0cm" fo:margin-top="0.212cm" fo:margin-bottom="0.212cm" style:contextual-spacing="false" style:line-height-at-least="0.582cm" fo:orphans="2" fo:widows="2" fo:text-indent="0cm" style:auto-text-indent="false" fo:padding="0cm" fo:border="none"/>
      <style:text-properties fo:language="en" fo:country="US" officeooo:rsid="0018b9d7"/>
    </style:style>
    <style:style style:name="P3" style:family="paragraph" style:parent-style-name="Text_20_body" style:list-style-name="L1">
      <style:paragraph-properties fo:margin-left="0cm" fo:margin-right="0cm" fo:margin-top="0cm" fo:margin-bottom="0.212cm" style:contextual-spacing="false" style:line-height-at-least="0.582cm" fo:orphans="2" fo:widows="2" fo:text-indent="0cm" style:auto-text-indent="false" fo:padding="0cm" fo:border="none"/>
      <style:text-properties fo:language="en" fo:country="US" officeooo:rsid="0018b9d7"/>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text-properties fo:language="ru" fo:country="RU" officeooo:rsid="0018b9d7" officeooo:paragraph-rsid="0018b9d7"/>
    </style:style>
    <style:style style:name="P5" style:family="paragraph" style:parent-style-name="Text_20_body">
      <style:paragraph-properties fo:margin-left="0cm" fo:margin-right="0cm" fo:margin-top="0.423cm" fo:margin-bottom="0.423cm" style:contextual-spacing="false" fo:orphans="2" fo:widows="2" fo:text-indent="0cm" style:auto-text-indent="false"/>
      <style:text-properties fo:language="en" fo:country="US" officeooo:rsid="0018b9d7"/>
    </style:style>
    <style:style style:name="P6" style:family="paragraph" style:parent-style-name="Text_20_body" style:list-style-name="L2">
      <style:paragraph-properties fo:margin-left="0cm" fo:margin-right="0cm" fo:margin-top="0cm" fo:margin-bottom="0.212cm" style:contextual-spacing="false" fo:orphans="2" fo:widows="2" fo:text-indent="0cm" style:auto-text-indent="false" fo:padding="0cm" fo:border="none"/>
      <style:text-properties fo:language="en" fo:country="US" officeooo:rsid="0018b9d7"/>
    </style:style>
    <style:style style:name="P7"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language="en" fo:country="US" officeooo:rsid="0018b9d7"/>
    </style:style>
    <style:style style:name="P8" style:family="paragraph" style:parent-style-name="Text_20_body" style:list-style-name="L2">
      <style:paragraph-properties fo:margin-left="0cm" fo:margin-right="0cm" fo:margin-top="0cm" fo:margin-bottom="0cm" style:contextual-spacing="false" style:line-height-at-least="0.582cm" fo:orphans="2" fo:widows="2" fo:text-indent="0cm" style:auto-text-indent="false" fo:padding="0cm" fo:border="none"/>
      <style:text-properties fo:language="en" fo:country="US" officeooo:rsid="0018b9d7"/>
    </style:style>
    <style:style style:name="P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f1115" loext:opacity="100%" style:font-name="quote-cjk-patch" fo:font-size="12pt" fo:letter-spacing="normal" fo:language="en" fo:country="US" fo:font-style="normal" fo:font-weight="normal" officeooo:rsid="0018b9d7"/>
    </style:style>
    <style:style style:name="P10" style:family="paragraph" style:parent-style-name="Text_20_body" style:list-style-name="L2">
      <style:paragraph-properties fo:margin-left="0.212cm" fo:margin-right="0cm" fo:margin-top="0.159cm" fo:margin-bottom="0.247cm" style:contextual-spacing="false" style:line-height-at-least="0.476cm" fo:orphans="2" fo:widows="2" fo:text-indent="0cm" style:auto-text-indent="false" fo:padding="0cm" fo:border="none"/>
      <style:text-properties fo:font-variant="normal" fo:text-transform="none" fo:color="#0f1115" loext:opacity="100%" style:font-name="Menlo" fo:font-size="9pt" fo:letter-spacing="normal" fo:language="en" fo:country="US" fo:font-style="normal" fo:font-weight="normal" officeooo:rsid="0018b9d7" fo:background-color="#ffffff" loext:padding="0cm" loext:border="none"/>
    </style:style>
    <style:style style:name="P11" style:family="paragraph" style:parent-style-name="Preformatted_20_Text" style:list-style-name="L2">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383a42" loext:opacity="100%" style:font-name="Menlo" fo:font-size="9.75pt" fo:letter-spacing="normal" fo:language="en" fo:country="US" fo:font-style="normal" fo:font-weight="normal" officeooo:rsid="0018b9d7"/>
    </style:style>
    <style:style style:name="P12" style:family="paragraph" style:parent-style-name="Preformatted_20_Text" style:list-style-name="L2">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0f1115" loext:opacity="100%" fo:letter-spacing="normal" fo:language="en" fo:country="US" officeooo:rsid="0018b9d7"/>
    </style:style>
    <style:style style:name="P13" style:family="paragraph" style:parent-style-name="Text_20_body" style:list-style-name="L2">
      <style:paragraph-properties fo:margin-left="0cm" fo:margin-right="0cm" fo:margin-top="0.212cm" fo:margin-bottom="0cm" style:contextual-spacing="false" fo:orphans="2" fo:widows="2" fo:text-indent="0cm" style:auto-text-indent="false" fo:padding="0cm" fo:border="none"/>
      <style:text-properties fo:font-variant="normal" fo:text-transform="none" fo:color="#0f1115" loext:opacity="100%" style:font-name="quote-cjk-patch" fo:font-size="12pt" fo:letter-spacing="normal" fo:language="en" fo:country="US" fo:font-style="normal" fo:font-weight="normal" officeooo:rsid="0018b9d7"/>
    </style:style>
    <style:style style:name="P14" style:family="paragraph" style:parent-style-name="Horizontal_20_Line">
      <style:text-properties fo:language="en" fo:country="US" officeooo:rsid="0018b9d7"/>
    </style:style>
    <style:style style:name="P15"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0f1115" loext:opacity="100%" style:font-name="quote-cjk-patch" fo:font-size="15pt" fo:letter-spacing="normal" fo:language="en" fo:country="US" fo:font-style="normal" fo:font-weight="bold" officeooo:rsid="0018b9d7"/>
    </style:style>
    <style:style style:name="P16"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f1115" loext:opacity="100%" style:font-name="quote-cjk-patch" fo:font-size="12pt" fo:letter-spacing="normal" fo:language="en" fo:country="US" fo:font-style="normal" fo:font-weight="normal" officeooo:rsid="0018b9d7"/>
    </style:style>
    <style:style style:name="P17"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language="en" fo:country="US" officeooo:rsid="0018b9d7"/>
    </style:style>
    <style:style style:name="P18"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f1115" loext:opacity="100%" style:font-name="quote-cjk-patch" fo:font-size="12pt" fo:letter-spacing="normal" fo:language="en" fo:country="US" fo:font-style="normal" fo:font-weight="normal" officeooo:rsid="0018b9d7"/>
    </style:style>
    <style:style style:name="P19" style:family="paragraph" style:parent-style-name="Text_20_body" style:list-style-name="L4">
      <style:paragraph-properties fo:margin-left="0cm" fo:margin-right="0cm" fo:margin-top="0cm" fo:margin-bottom="0cm" style:contextual-spacing="false" style:line-height-at-least="0.582cm" fo:orphans="2" fo:widows="2" fo:text-indent="0cm" style:auto-text-indent="false" fo:padding="0cm" fo:border="none"/>
      <style:text-properties fo:language="en" fo:country="US" officeooo:rsid="0018b9d7"/>
    </style:style>
    <style:style style:name="P20" style:family="paragraph" style:parent-style-name="Text_20_body" style:list-style-name="L5">
      <style:paragraph-properties fo:margin-left="0cm" fo:margin-right="0cm" fo:margin-top="0cm" fo:margin-bottom="0.212cm" style:contextual-spacing="false" fo:orphans="2" fo:widows="2" fo:text-indent="0cm" style:auto-text-indent="false" fo:padding="0cm" fo:border="none"/>
      <style:text-properties fo:font-variant="normal" fo:text-transform="none" fo:color="#0f1115" loext:opacity="100%" style:font-name="quote-cjk-patch" fo:font-size="12pt" fo:letter-spacing="normal" fo:language="en" fo:country="US" fo:font-style="normal" fo:font-weight="normal" officeooo:rsid="0018b9d7"/>
    </style:style>
    <style:style style:name="P21"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language="en" fo:country="US" officeooo:rsid="0018b9d7"/>
    </style:style>
    <style:style style:name="P22" style:family="paragraph" style:parent-style-name="Text_20_body">
      <style:text-properties fo:language="en" fo:country="US" officeooo:rsid="0018b9d7"/>
    </style:style>
    <style:style style:name="T1" style:family="text">
      <style:text-properties fo:language="ru" fo:country="RU" officeooo:rsid="0018b9d7"/>
    </style:style>
    <style:style style:name="T2" style:family="text">
      <style:text-properties fo:language="en" fo:country="US" officeooo:rsid="0018b9d7"/>
    </style:style>
    <style:style style:name="T3" style:family="text">
      <style:text-properties fo:font-variant="normal" fo:text-transform="none" fo:color="#333333" loext:opacity="100%" fo:font-family="'YS Text', apple-system, BlinkMacSystemFont, Arial, Helvetica, 'Arial Unicode MS', sans-serif" fo:font-size="12pt" fo:letter-spacing="normal" fo:font-style="normal" fo:font-weight="bold" style:font-weight-asian="bold" style:font-weight-complex="bold"/>
    </style:style>
    <style:style style:name="T4" style:family="text">
      <style:text-properties fo:font-variant="normal" fo:text-transform="none" fo:color="#333333" loext:opacity="100%" fo:font-family="'YS Text', apple-system, BlinkMacSystemFont, Arial, Helvetica, 'Arial Unicode MS', sans-serif" fo:font-size="12pt" fo:letter-spacing="normal" fo:font-style="normal" fo:font-weight="normal"/>
    </style:style>
    <style:style style:name="T5" style:family="text">
      <style:text-properties fo:language="en" fo:country="US"/>
    </style:style>
    <style:style style:name="T6" style:family="text">
      <style:text-properties fo:font-variant="normal" fo:text-transform="none" fo:color="#0f1115" loext:opacity="100%" style:font-name="quote-cjk-patch" fo:font-size="15pt" fo:letter-spacing="normal" fo:language="en" fo:country="US" fo:font-style="normal" fo:font-weight="bold"/>
    </style:style>
    <style:style style:name="T7" style:family="text">
      <style:text-properties fo:font-variant="normal" fo:text-transform="none" fo:color="#0f1115" loext:opacity="100%" style:font-name="quote-cjk-patch" fo:font-size="12pt" fo:letter-spacing="normal" fo:font-style="normal" fo:font-weight="bold"/>
    </style:style>
    <style:style style:name="T8" style:family="text">
      <style:text-properties fo:font-variant="normal" fo:text-transform="none" fo:color="#0f1115" loext:opacity="100%" style:font-name="quote-cjk-patch" fo:font-size="12pt" fo:letter-spacing="normal" fo:font-style="normal" fo:font-weight="normal"/>
    </style:style>
    <style:style style:name="T9" style:family="text">
      <style:text-properties fo:font-variant="normal" fo:text-transform="none" fo:color="#0f1115" loext:opacity="100%" style:font-name="Menlo" fo:font-size="12pt" fo:letter-spacing="normal" fo:font-style="normal" fo:font-weight="normal" fo:background-color="#ebeef2" loext:char-shading-value="0" loext:padding="0cm" loext:border="none"/>
    </style:style>
    <style:style style:name="T10" style:family="text">
      <style:text-properties fo:color="#e45649" loext:opacity="100%" style:font-name="Menlo" fo:font-size="9.75pt" fo:font-style="normal" fo:font-weight="normal"/>
    </style:style>
    <style:style style:name="T11" style:family="text">
      <style:text-properties fo:color="#4078f2" loext:opacity="100%" style:font-name="Menlo" fo:font-size="9.75pt" fo:font-style="normal" fo:font-weight="normal"/>
    </style:style>
    <style:style style:name="T12" style:family="text">
      <style:text-properties style:font-name="Menlo" fo:font-size="9.75pt" fo:font-style="normal" fo:font-weight="normal"/>
    </style:style>
    <style:style style:name="T13" style:family="text">
      <style:text-properties fo:color="#383a42" loext:opacity="100%" style:font-name="Menlo" fo:font-size="9.75pt" fo:font-style="normal" fo:font-weight="normal"/>
    </style:style>
    <style:style style:name="T14" style:family="text">
      <style:text-properties fo:color="#b76b01" loext:opacity="100%" style:font-name="Menlo" fo:font-size="9.75pt" fo:font-style="normal" fo:font-weight="normal"/>
    </style:style>
    <style:style style:name="T15" style:family="text">
      <style:text-properties fo:color="#50a14f" loext:opacity="100%" style:font-name="Menlo" fo:font-size="9.75pt" fo:font-style="normal" fo:font-weight="normal"/>
    </style:style>
    <style:style style:name="T16" style:family="text">
      <style:text-properties fo:color="#a0a1a7" loext:opacity="100%" style:font-name="Menlo" fo:font-size="9.75pt" fo:font-style="italic"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Принципы архитектуры </text:span><text:span text:style-name="T2">REST: <text:line-break/><text:line-break/></text:span></text:p>
      <text:list text:style-name="L1">
        <text:list-item>
          <text:p text:style-name="P2"><text:span text:style-name="Strong_20_Emphasis"><text:span text:style-name="T3">Клиент-серверная архитектура</text:span></text:span><text:span text:style-name="T3">.</text:span><text:span text:style-name="T4"> Клиент запрашивает данные, а сервер их предоставляет. Такое разделение улучшает масштабируемость системы и позволяет клиентам работать независимо от серверной логики.</text:span></text:p>
        </text:list-item>
        <text:list-item>
          <text:p text:style-name="P3"><text:span text:style-name="Strong_20_Emphasis"><text:span text:style-name="T3">Отсутствие состояния</text:span></text:span><text:span text:style-name="T4">. Каждый запрос от клиента к серверу обрабатывается независимо от предыдущих запросов. Сервер не хранит информацию о состоянии клиента, что упрощает обработку запросов и повышает отказоустойчивость системы.</text:span></text:p>
        </text:list-item>
        <text:list-item>
          <text:p text:style-name="P3"><text:span text:style-name="Strong_20_Emphasis"><text:span text:style-name="T3">Кэширование</text:span></text:span><text:span text:style-name="T4">. Ответы сервера могут кэшироваться, чтобы снизить нагрузку на сервер и ускорить загрузку данных. REST API поддерживает механизмы кеширования, такие как HTTP-заголовки Cache-Control и ETag, которые позволяют клиентам повторно использовать ранее полученные данные.</text:span></text:p>
        </text:list-item>
        <text:list-item>
          <text:p text:style-name="P3"><text:span text:style-name="Strong_20_Emphasis"><text:span text:style-name="T3">Единообразие интерфейса</text:span></text:span><text:span text:style-name="T4">. Все ресурсы REST API должны иметь чёткую структуру и единообразные URL-адреса. Запросы к API выполняются с использованием стандартных методов HTTP, а данные передаются в предсказуемых форматах, таких как JSON или XML.</text:span></text:p>
        </text:list-item>
        <text:list-item>
          <text:p text:style-name="P3"><text:span text:style-name="Strong_20_Emphasis"><text:span text:style-name="T3">Система уровней</text:span></text:span><text:span text:style-name="T4">. REST API может включать несколько уровней, таких как балансировщики нагрузки, прокси-серверы и системы аутентификации. Каждый уровень выполняет свою функцию и не зависит от других, что повышает надёжность и гибкость системы.</text:span></text:p>
        </text:list-item>
        <text:list-item>
          <text:p text:style-name="P3"><text:span text:style-name="Strong_20_Emphasis"><text:span text:style-name="T3">Возможность выполнения кода по требованию</text:span></text:span><text:span text:style-name="T3">.</text:span><text:span text:style-name="T4"> Хотя этот принцип не является обязательным, REST API может поддерживать загрузку и выполнение кода на стороне клиента, например в виде скриптов или небольших программ.</text:span></text:p>
        </text:list-item>
        <text:list-item>
          <text:p text:style-name="P3"><text:span text:style-name="Strong_20_Emphasis"><text:span text:style-name="T4">Ресурсо-ориентированность</text:span></text:span><text:span text:style-name="T4">. В REST каждый объект или данные, которые передаются между клиентом и сервером, являются ресурсом. Ресурсы идентифицируются с помощью уникальных URL</text:span></text:p>
        </text:list-item>
      </text:list>
      <text:p text:style-name="P4"><text:span text:style-name="T5"><text:line-break/><text:line-break/><text:line-break/><text:line-break/><text:line-break/><text:line-break/><text:line-break/><text:line-break/><text:line-break/><text:line-break/></text:span><text:span text:style-name="T6">1. Единообразие интерфейса (Uniform Interface)</text:span></text:p>
      <text:p text:style-name="P5"><text:span text:style-name="Strong_20_Emphasis"><text:span text:style-name="T7">Самый важный и сложный принцип.</text:span></text:span><text:span text:style-name="T8"> Он означает, что способ взаимодействия между компонентами (клиентом и сервером) должен быть единообразным и стандартным. Этот принцип сам делится на 4 подпринципа:</text:span></text:p>
      <text:list text:style-name="L2">
        <text:list-item>
          <text:p text:style-name="P6"><text:soft-page-break/><text:span text:style-name="Strong_20_Emphasis"><text:span text:style-name="T7">Идентификация ресурсов (Resource Identification in Requests):</text:span></text:span></text:p>
          <text:list>
            <text:list-item>
              <text:p text:style-name="P7"><text:span text:style-name="T8">Каждая единица информации (пользователь, заказ, товар) рассматривается как </text:span><text:span text:style-name="Strong_20_Emphasis"><text:span text:style-name="T7">ресурс</text:span></text:span><text:span text:style-name="T8">.</text:span></text:p>
            </text:list-item>
            <text:list-item>
              <text:p text:style-name="P8"><text:span text:style-name="T8">Каждый ресурс должен иметь уникальный идентификатор — его URI (Uniform Resource Identifier). Например, </text:span><text:span text:style-name="Source_20_Text"><text:span text:style-name="T9">/api/users/123</text:span></text:span><text:span text:style-name="T8">.</text:span></text:p>
            </text:list-item>
            <text:list-item>
              <text:p text:style-name="P9">Запрос всегда обращается к конкретному ресурсу через его URI.</text:p>
            </text:list-item>
          </text:list>
        </text:list-item>
        <text:list-item>
          <text:p text:style-name="P6"><text:span text:style-name="Strong_20_Emphasis"><text:span text:style-name="T7">Манипуляция ресурсами через представления (Resource Manipulation through Representations):</text:span></text:span></text:p>
          <text:list>
            <text:list-item>
              <text:p text:style-name="P8"><text:span text:style-name="T8">Когда клиент получает ресурс (например, с помощью </text:span><text:span text:style-name="Source_20_Text"><text:span text:style-name="T9">GET</text:span></text:span><text:span text:style-name="T8">), он получает не сам объект из базы данных, а его </text:span><text:span text:style-name="Strong_20_Emphasis"><text:span text:style-name="T7">представление</text:span></text:span><text:span text:style-name="T8"> (например, в JSON или XML).</text:span></text:p>
            </text:list-item>
            <text:list-item>
              <text:p text:style-name="P8"><text:span text:style-name="T8">Клиент может изменить ресурс на сервере, отправив измененное представление этого ресурса (например, с помощью </text:span><text:span text:style-name="Source_20_Text"><text:span text:style-name="T9">PUT</text:span></text:span><text:span text:style-name="T8"> или </text:span><text:span text:style-name="Source_20_Text"><text:span text:style-name="T9">POST</text:span></text:span><text:span text:style-name="T8">).</text:span></text:p>
            </text:list-item>
            <text:list-item>
              <text:p text:style-name="P7"><text:span text:style-name="Emphasis"><text:span text:style-name="T8">Пример:</text:span></text:span><text:span text:style-name="T8"> Вы получаете JSON о пользователе, меняете в нем email и отправляете этот же JSON обратно на сервер для обновления.</text:span></text:p>
            </text:list-item>
          </text:list>
        </text:list-item>
        <text:list-item>
          <text:p text:style-name="P6"><text:span text:style-name="Strong_20_Emphasis"><text:span text:style-name="T7">Самодостаточные сообщения (Self-descriptive Messages):</text:span></text:span></text:p>
          <text:list>
            <text:list-item>
              <text:p text:style-name="P9">Каждое сообщение (запрос или ответ) должно содержать всю необходимую информацию для его обработки.</text:p>
            </text:list-item>
            <text:list-item>
              <text:p text:style-name="P8"><text:span text:style-name="T8">Для этого используются </text:span><text:span text:style-name="Strong_20_Emphasis"><text:span text:style-name="T7">HTTP-заголовки</text:span></text:span><text:span text:style-name="T8">. Например, заголовок </text:span><text:span text:style-name="Source_20_Text"><text:span text:style-name="T9">Content-Type: application/json</text:span></text:span><text:span text:style-name="T8"> сообщает, что тело запроса содержит JSON, а </text:span><text:span text:style-name="Source_20_Text"><text:span text:style-name="T9">Authorization: Bearer &lt;token&gt;</text:span></text:span><text:span text:style-name="T8"> — что запрос авторизован.</text:span></text:p>
            </text:list-item>
          </text:list>
        </text:list-item>
        <text:list-item>
          <text:p text:style-name="P6"><text:span text:style-name="Strong_20_Emphasis"><text:span text:style-name="T7">Hypermedia as the Engine of Application State (HATEOAS) — Гипермедиа как средство управления состоянием приложения:</text:span></text:span></text:p>
          <text:list>
            <text:list-item>
              <text:p text:style-name="P7"><text:span text:style-name="T8">Это "высшая лига" REST. Ответы сервера должны содержать не только данные, но и </text:span><text:span text:style-name="Strong_20_Emphasis"><text:span text:style-name="T7">гиперссылки</text:span></text:span><text:span text:style-name="T8"> на возможные следующие действия.</text:span></text:p>
            </text:list-item>
            <text:list-item>
              <text:p text:style-name="P9">Клиент не должен "догадываться" или заранее знать, по какому URL делать следующий запрос. Он должен переходить по состоянию приложения, используя ссылки из полученного ответа, подобно тому как мы переходим по ссылкам на веб-странице.</text:p>
            </text:list-item>
            <text:list-item>
              <text:p text:style-name="P6"><text:span text:style-name="Emphasis"><text:span text:style-name="T8">Пример ответа с HATEOAS:</text:span></text:span></text:p>
              <text:p text:style-name="P10">json</text:p>
              <text:p text:style-name="P11">{</text:p>
              <text:p text:style-name="P12"><text:s text:c="2"/><text:span text:style-name="T10">"order"</text:span><text:span text:style-name="T11">:</text:span><text:span text:style-name="T12"> </text:span><text:span text:style-name="T13">{</text:span></text:p>
              <text:p text:style-name="P12"><text:s text:c="4"/><text:span text:style-name="T10">"id"</text:span><text:span text:style-name="T11">:</text:span><text:span text:style-name="T12"> </text:span><text:span text:style-name="T14">123</text:span><text:span text:style-name="T13">,</text:span></text:p>
              <text:p text:style-name="P12"><text:s text:c="4"/><text:span text:style-name="T10">"total"</text:span><text:span text:style-name="T11">:</text:span><text:span text:style-name="T12"> </text:span><text:span text:style-name="T14">99.99</text:span><text:span text:style-name="T13">,</text:span></text:p>
              <text:p text:style-name="P12"><text:s text:c="4"/><text:span text:style-name="T10">"status"</text:span><text:span text:style-name="T11">:</text:span><text:span text:style-name="T12"> </text:span><text:span text:style-name="T15">"created"</text:span></text:p>
              <text:p text:style-name="P12"><text:s text:c="2"/><text:span text:style-name="T13">},</text:span></text:p>
              <text:p text:style-name="P12"><text:s text:c="2"/><text:span text:style-name="T10">"_links"</text:span><text:span text:style-name="T11">:</text:span><text:span text:style-name="T12"> </text:span><text:span text:style-name="T13">{</text:span></text:p>
              <text:p text:style-name="P12"><text:s text:c="4"/><text:span text:style-name="T10">"self"</text:span><text:span text:style-name="T11">:</text:span><text:span text:style-name="T12"> <text:s text:c="2"/></text:span><text:span text:style-name="T13">{</text:span><text:span text:style-name="T12"> </text:span><text:span text:style-name="T10">"href"</text:span><text:span text:style-name="T11">:</text:span><text:span text:style-name="T12"> </text:span><text:span text:style-name="T15">"/orders/123"</text:span><text:span text:style-name="T12"> </text:span><text:span text:style-name="T13">},</text:span></text:p>
              <text:p text:style-name="P12"><text:s text:c="4"/><text:span text:style-name="T10">"pay"</text:span><text:span text:style-name="T11">:</text:span><text:span text:style-name="T12"> <text:s text:c="3"/></text:span><text:span text:style-name="T13">{</text:span><text:span text:style-name="T12"> </text:span><text:span text:style-name="T10">"href"</text:span><text:span text:style-name="T11">:</text:span><text:span text:style-name="T12"> </text:span><text:span text:style-name="T15">"/orders/123/payment"</text:span><text:span text:style-name="T12"> </text:span><text:span text:style-name="T13">},</text:span><text:span text:style-name="T12"> </text:span><text:span text:style-name="T16">// Ссылка на оплату</text:span></text:p>
              <text:p text:style-name="P12"><text:soft-page-break/><text:s text:c="4"/><text:span text:style-name="T10">"cancel"</text:span><text:span text:style-name="T11">:</text:span><text:span text:style-name="T12"> </text:span><text:span text:style-name="T13">{</text:span><text:span text:style-name="T12"> </text:span><text:span text:style-name="T10">"href"</text:span><text:span text:style-name="T11">:</text:span><text:span text:style-name="T12"> </text:span><text:span text:style-name="T15">"/orders/123"</text:span><text:span text:style-name="T13">,</text:span><text:span text:style-name="T12"> </text:span><text:span text:style-name="T10">"method"</text:span><text:span text:style-name="T11">:</text:span><text:span text:style-name="T12"> </text:span><text:span text:style-name="T15">"DELETE"</text:span><text:span text:style-name="T12"> </text:span><text:span text:style-name="T13">}</text:span><text:span text:style-name="T12"> </text:span><text:span text:style-name="T16">// Ссылка на отмену</text:span></text:p>
              <text:p text:style-name="P12"><text:s text:c="2"/><text:span text:style-name="T13">}</text:span></text:p>
              <text:p text:style-name="P11">}</text:p>
              <text:p text:style-name="P13">Клиент видит, что для текущего заказа доступны действия "pay" и "cancel".</text:p>
            </text:list-item>
          </text:list>
        </text:list-item>
      </text:list>
      <text:p text:style-name="P14"/>
      <text:h text:style-name="P15" text:outline-level="3">2. Отсутствие состояния (Stateless)</text:h>
      <text:list text:style-name="L3">
        <text:list-item>
          <text:p text:style-name="P16">Каждый HTTP-запрос от клиента к серверу должен содержать всю информацию, необходимую для его понимания и выполнения.</text:p>
        </text:list-item>
        <text:list-item>
          <text:p text:style-name="P17"><text:span text:style-name="T8">Сервер </text:span><text:span text:style-name="Strong_20_Emphasis"><text:span text:style-name="T7">не хранит</text:span></text:span><text:span text:style-name="T8"> никакого состояния сессии между запросами. Никаких данных о предыдущих запросах клиента в памяти не остается.</text:span></text:p>
        </text:list-item>
        <text:list-item>
          <text:p text:style-name="P17"><text:span text:style-name="Emphasis"><text:span text:style-name="T8">Что это значит на практике?</text:span></text:span><text:span text:style-name="T8"> Если для выполнения запроса нужна аутентификация, токен должен передаваться в каждом запросе. Сервер не помнит, что вы "уже авторизованы".</text:span></text:p>
        </text:list-item>
        <text:list-item>
          <text:p text:style-name="P17"><text:span text:style-name="Strong_20_Emphasis"><text:span text:style-name="T7">Преимущество:</text:span></text:span><text:span text:style-name="T8"> Это сильно упрощает масштабирование. Любой сервер из кластера может обработать любой запрос от любого клиента, так как в нем нет привязки к сессии.</text:span></text:p>
        </text:list-item>
      </text:list>
      <text:p text:style-name="P14"/>
      <text:h text:style-name="P15" text:outline-level="3">3. Кэшируемость (Cacheable)</text:h>
      <text:list text:style-name="L4">
        <text:list-item>
          <text:p text:style-name="P18">Ответы сервера должны явно указывать, можно ли их кэшировать (сохранять для повторного использования) и как долго.</text:p>
        </text:list-item>
        <text:list-item>
          <text:p text:style-name="P18">Это позволяет клиентам (или промежуточным прокси-серверам) сохранять ответы на частые запросы, что значительно снижает нагрузку на сервер и повышает производительность.</text:p>
        </text:list-item>
        <text:list-item>
          <text:p text:style-name="P19"><text:span text:style-name="T8">Реализуется с помощью стандартных HTTP-заголовков, таких как </text:span><text:span text:style-name="Source_20_Text"><text:span text:style-name="T9">Cache-Control</text:span></text:span><text:span text:style-name="T8">, </text:span><text:span text:style-name="Source_20_Text"><text:span text:style-name="T9">Expires</text:span></text:span><text:span text:style-name="T8">, </text:span><text:span text:style-name="Source_20_Text"><text:span text:style-name="T9">ETag</text:span></text:span><text:span text:style-name="T8">.</text:span></text:p>
        </text:list-item>
      </text:list>
      <text:p text:style-name="P14"/>
      <text:h text:style-name="P15" text:outline-level="3">4. Клиент-серверная архитектура (Client-Server)</text:h>
      <text:list text:style-name="L5">
        <text:list-item>
          <text:p text:style-name="P20">Четкое разделение ответственности.</text:p>
          <text:list>
            <text:list-item>
              <text:p text:style-name="P21"><text:span text:style-name="Strong_20_Emphasis"><text:span text:style-name="T7">Клиент</text:span></text:span><text:span text:style-name="T8"> отвечает за пользовательский интерфейс, взаимодействие с пользователем и бизнес-логику на стороне приложения.</text:span></text:p>
            </text:list-item>
            <text:list-item>
              <text:p text:style-name="P21"><text:span text:style-name="Strong_20_Emphasis"><text:span text:style-name="T7">Сервер</text:span></text:span><text:span text:style-name="T8"> отвечает за хранение данных, управление ресурсами и часто — за сложную бизнес-логику.</text:span></text:p>
            </text:list-item>
          </text:list>
        </text:list-item>
        <text:list-item>
          <text:p text:style-name="P21"><text:soft-page-break/><text:span text:style-name="T8">Это разделение позволяет клиентам и серверам развиваться </text:span><text:span text:style-name="Strong_20_Emphasis"><text:span text:style-name="T7">независимо</text:span></text:span><text:span text:style-name="T8"> друг от друга. Например, можно разрабатывать мобильное приложение (клиент), не внося изменений в серверную часть, и наоборот.</text:span></text:p>
        </text:list-item>
      </text:list>
      <text:p text:style-name="P22"><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ascadia Mono', Consolas,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7T22:48:10.444899600</meta:creation-date>
    <dc:date>2025-09-27T22:50:03.858158800</dc:date>
    <meta:editing-duration>PT1M53S</meta:editing-duration>
    <meta:editing-cycles>1</meta:editing-cycles>
    <meta:document-statistic meta:table-count="0" meta:image-count="0" meta:object-count="0" meta:page-count="4" meta:paragraph-count="54" meta:word-count="736" meta:character-count="5369" meta:non-whitespace-character-count="4678"/>
    <meta:generator>LibreOffice/25.2.5.2$Windows_X86_64 LibreOffice_project/03d19516eb2e1dd5d4ccd751a0d6f35f35e08022</meta:generator>
  </office:meta>
</office:document-meta>
</file>